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048983" officeooo:paragraph-rsid="00048983"/>
    </style:style>
    <style:style style:name="P2" style:family="paragraph" style:parent-style-name="Standard">
      <style:paragraph-properties fo:text-align="center" style:justify-single-word="false"/>
      <style:text-properties style:font-name="FreeMono" officeooo:rsid="00048983" officeooo:paragraph-rsid="00048983"/>
    </style:style>
    <style:style style:name="P3" style:family="paragraph" style:parent-style-name="Standard">
      <style:paragraph-properties fo:text-align="start" style:justify-single-word="false"/>
      <style:text-properties style:font-name="FreeMono" officeooo:rsid="000494c4" officeooo:paragraph-rsid="000494c4"/>
    </style:style>
    <style:style style:name="P4" style:family="paragraph" style:parent-style-name="Standard">
      <style:paragraph-properties fo:text-align="center" style:justify-single-word="false"/>
      <style:text-properties style:font-name="FreeMono" officeooo:rsid="000494c4" officeooo:paragraph-rsid="00048983"/>
    </style:style>
    <style:style style:name="P5" style:family="paragraph" style:parent-style-name="Standard">
      <style:paragraph-properties fo:text-align="start" style:justify-single-word="false"/>
      <style:text-properties style:font-name="FreeMono" officeooo:rsid="0006f4f5" officeooo:paragraph-rsid="0006f4f5"/>
    </style:style>
    <style:style style:name="T1" style:family="text">
      <style:text-properties officeooo:rsid="0005cc3c"/>
    </style:style>
    <style:style style:name="T2" style:family="text">
      <style:text-properties fo:font-style="italic" officeooo:rsid="0005cc3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Bero</text:p>
      <text:p text:style-name="P1">CPE 412</text:p>
      <text:p text:style-name="P1">Parallel Project Proposal</text:p>
      <text:p text:style-name="P1"/>
      <text:p text:style-name="P1"/>
      <text:p text:style-name="P2">Distributed, Targeted Dictionary Attacks to Cryptosystems</text:p>
      <text:p text:style-name="P2"/>
      <text:p text:style-name="P4"/>
      <text:p text:style-name="P3">In this project I plan to build and implement a focused dictionary attack on systems compliant with the OpenPGP standard. The system will be a program <text:span text:style-name="T1">on UAH allotted supercomputer time (Jetson/DMC) which utilizes both standard dictionaries along with a focused subset (in practice mined from online accounts, in this project supplied manually) that is given priority over the rest of the dictionary. The system attacked will be a low-bit GPG keyring where the passphrase is generated with a collection of words, some subset of which is then also found in the targeted dictionary. Success will be measured by runtime versus existing tools such as </text:span><text:span text:style-name="T2">John The Ripper</text:span><text:span text:style-name="T1"> with </text:span><text:span text:style-name="T2">gpg2john</text:span><text:span text:style-name="T1">.</text:span></text:p>
      <text:p text:style-name="P3"/>
      <text:p text:style-name="P5">An existing paper on the subject:</text:p>
      <text:p text:style-name="P5"><text:a xlink:type="simple" xlink:href="http://www.dis.uniroma1.it/~pellegrini/project-assignment/cpp/pdf/cryptographic.pdf" text:style-name="Internet_20_link" text:visited-style-name="Visited_20_Internet_20_Link">http://www.dis.uniroma1.it/~pellegrini/project-assignment/cpp/pdf/cryptographic.pdf</text:a>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7T16:04:21.729316837</meta:creation-date>
    <dc:date>2015-09-27T17:03:22.350586625</dc:date>
    <meta:editing-duration>PT43M49S</meta:editing-duration>
    <meta:editing-cycles>3</meta:editing-cycles>
    <meta:generator>LibreOffice/5.0.1.2.0$Linux_X86_64 LibreOffice_project/00m0$Build-2</meta:generator>
    <meta:document-statistic meta:table-count="0" meta:image-count="0" meta:object-count="0" meta:page-count="1" meta:paragraph-count="7" meta:word-count="130" meta:character-count="898" meta:non-whitespace-character-count="775"/>
  </office:meta>
</office:document-meta>
</file>